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879cm"/>
    </style:style>
    <style:style style:name="Table1.B" style:family="table-column">
      <style:table-column-properties style:column-width="5.106cm"/>
    </style:style>
    <style:style style:name="Table1.C" style:family="table-column">
      <style:table-column-properties style:column-width="5.0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3ea" officeooo:paragraph-rsid="001e33ea"/>
    </style:style>
    <style:style style:name="P2" style:family="paragraph" style:parent-style-name="Standard">
      <style:paragraph-properties fo:text-align="justify" style:justify-single-word="false"/>
      <style:text-properties officeooo:rsid="001e33ea" officeooo:paragraph-rsid="001e33ea"/>
    </style:style>
    <style:style style:name="P3" style:family="paragraph" style:parent-style-name="Standard">
      <style:paragraph-properties fo:text-align="justify" style:justify-single-word="false"/>
      <style:text-properties officeooo:rsid="001e33ea" officeooo:paragraph-rsid="0026b6f1"/>
    </style:style>
    <style:style style:name="P4" style:family="paragraph" style:parent-style-name="Standard">
      <style:paragraph-properties fo:text-align="justify" style:justify-single-word="false"/>
      <style:text-properties officeooo:rsid="001e33ea" officeooo:paragraph-rsid="00275236"/>
    </style:style>
    <style:style style:name="P5" style:family="paragraph" style:parent-style-name="Standard">
      <style:paragraph-properties fo:text-align="justify" style:justify-single-word="false"/>
      <style:text-properties officeooo:rsid="001e33ea" officeooo:paragraph-rsid="0027a027"/>
    </style:style>
    <style:style style:name="P6" style:family="paragraph" style:parent-style-name="Standard">
      <style:paragraph-properties fo:text-align="justify" style:justify-single-word="false"/>
      <style:text-properties officeooo:rsid="001e33ea" officeooo:paragraph-rsid="0028cd4f"/>
    </style:style>
    <style:style style:name="P7" style:family="paragraph" style:parent-style-name="Standard">
      <style:paragraph-properties fo:text-align="justify" style:justify-single-word="false"/>
      <style:text-properties officeooo:rsid="001e33ea" officeooo:paragraph-rsid="002c9358"/>
    </style:style>
    <style:style style:name="P8" style:family="paragraph" style:parent-style-name="Standard">
      <style:text-properties officeooo:rsid="001e33ea" officeooo:paragraph-rsid="002085d4"/>
    </style:style>
    <style:style style:name="P9" style:family="paragraph" style:parent-style-name="Standard">
      <style:text-properties officeooo:rsid="001e33ea" officeooo:paragraph-rsid="0026b6f1"/>
    </style:style>
    <style:style style:name="P10" style:family="paragraph" style:parent-style-name="Standard">
      <style:text-properties officeooo:rsid="001e33ea" officeooo:paragraph-rsid="00275236"/>
    </style:style>
    <style:style style:name="P11" style:family="paragraph" style:parent-style-name="Standard">
      <style:text-properties officeooo:rsid="001e33ea" officeooo:paragraph-rsid="002a9fcf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e33ea" officeooo:paragraph-rsid="001e33e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7a027" officeooo:paragraph-rsid="0027a02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e33ea" officeooo:paragraph-rsid="001e33ea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e33ea" officeooo:paragraph-rsid="001e33ea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2085d4" officeooo:paragraph-rsid="002085d4"/>
    </style:style>
    <style:style style:name="P17" style:family="paragraph" style:parent-style-name="Standard">
      <style:text-properties officeooo:rsid="002085d4" officeooo:paragraph-rsid="0026b6f1"/>
    </style:style>
    <style:style style:name="P18" style:family="paragraph" style:parent-style-name="Standard">
      <style:text-properties officeooo:rsid="0026b6f1" officeooo:paragraph-rsid="0026b6f1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e33ea" officeooo:paragraph-rsid="0027523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e33ea" officeooo:paragraph-rsid="0027a02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e33ea" officeooo:paragraph-rsid="002a9fc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1e33ea" officeooo:paragraph-rsid="0027a02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fo:font-weight="bold" officeooo:rsid="0027a027" officeooo:paragraph-rsid="0027a027" style:font-weight-asian="bold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officeooo:rsid="001e33ea" officeooo:paragraph-rsid="00275236"/>
    </style:style>
    <style:style style:name="P25" style:family="paragraph" style:parent-style-name="Standard">
      <style:paragraph-properties fo:break-before="page"/>
      <style:text-properties fo:font-size="16pt" fo:font-weight="bold" officeooo:rsid="001e33ea" officeooo:paragraph-rsid="001e33ea" style:font-size-asian="16pt" style:font-weight-asian="bold" style:font-size-complex="16pt" style:font-weight-complex="bold"/>
    </style:style>
    <style:style style:name="P26" style:family="paragraph" style:parent-style-name="Preformatted_20_Text">
      <style:text-properties fo:color="#000000" style:font-name="DejaVu Sans Mono" officeooo:rsid="001e33ea" officeooo:paragraph-rsid="001e33ea"/>
    </style:style>
    <style:style style:name="P27" style:family="paragraph" style:parent-style-name="Preformatted_20_Text">
      <style:text-properties fo:color="#000000" style:font-name="DejaVu Sans Mono" officeooo:rsid="001e33ea" officeooo:paragraph-rsid="002085d4"/>
    </style:style>
    <style:style style:name="P28" style:family="paragraph" style:parent-style-name="Preformatted_20_Text">
      <style:text-properties fo:color="#000000" style:font-name="DejaVu Sans Mono" officeooo:rsid="001e33ea" officeooo:paragraph-rsid="00222e37"/>
    </style:style>
    <style:style style:name="P29" style:family="paragraph" style:parent-style-name="Preformatted_20_Text">
      <style:paragraph-properties fo:text-align="justify" style:justify-single-word="false"/>
      <style:text-properties fo:color="#000000" style:font-name="DejaVu Sans Mono" officeooo:rsid="001e33ea" officeooo:paragraph-rsid="00275236"/>
    </style:style>
    <style:style style:name="P30" style:family="paragraph" style:parent-style-name="Preformatted_20_Text">
      <style:text-properties fo:color="#000000" style:font-name="DejaVu Sans Mono" officeooo:paragraph-rsid="002085d4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222e37"/>
    </style:style>
    <style:style style:name="P34" style:family="paragraph" style:parent-style-name="Preformatted_20_Text">
      <style:text-properties fo:color="#000000"/>
    </style:style>
    <style:style style:name="P35" style:family="paragraph" style:parent-style-name="Preformatted_20_Text">
      <style:text-properties fo:color="#000000" style:font-name="DejaVu Sans Mono"/>
    </style:style>
    <style:style style:name="P36" style:family="paragraph" style:parent-style-name="Preformatted_20_Text">
      <style:text-properties fo:color="#000000" style:font-name="DejaVu Sans Mono" officeooo:paragraph-rsid="00222e37"/>
    </style:style>
    <style:style style:name="P37" style:family="paragraph" style:parent-style-name="Preformatted_20_Text">
      <style:text-properties fo:color="#000000" style:font-name="DejaVu Sans Mono" officeooo:paragraph-rsid="00250f8d"/>
    </style:style>
    <style:style style:name="P38" style:family="paragraph" style:parent-style-name="Preformatted_20_Text">
      <style:text-properties fo:color="#000000" officeooo:paragraph-rsid="00222e37"/>
    </style:style>
    <style:style style:name="P39" style:family="paragraph" style:parent-style-name="Preformatted_20_Text">
      <style:text-properties fo:color="#000000" officeooo:paragraph-rsid="00250f8d"/>
    </style:style>
    <style:style style:name="P40" style:family="paragraph" style:parent-style-name="Preformatted_20_Text">
      <style:text-properties fo:color="#000000" officeooo:paragraph-rsid="00275236"/>
    </style:style>
    <style:style style:name="P41" style:family="paragraph" style:parent-style-name="Preformatted_20_Text">
      <style:text-properties fo:color="#000080"/>
    </style:style>
    <style:style style:name="P42" style:family="paragraph" style:parent-style-name="Preformatted_20_Text">
      <style:text-properties fo:color="#000080" officeooo:paragraph-rsid="00222e37"/>
    </style:style>
    <style:style style:name="P43" style:family="paragraph" style:parent-style-name="Table_20_Contents">
      <style:paragraph-properties fo:text-align="center" style:justify-single-word="false"/>
      <style:text-properties officeooo:rsid="0026b6f1" officeooo:paragraph-rsid="0026b6f1"/>
    </style:style>
    <style:style style:name="P44" style:family="paragraph" style:parent-style-name="Table_20_Contents">
      <style:text-properties fo:font-weight="bold" officeooo:rsid="0026b6f1" officeooo:paragraph-rsid="0026b6f1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26b6f1" officeooo:paragraph-rsid="0026b6f1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26b6f1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75236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2a9fcf" style:font-size-asian="16pt" style:font-weight-asian="bold" style:font-size-complex="16pt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/>
    </style:style>
    <style:style style:name="T8" style:family="text">
      <style:text-properties fo:color="#000080" style:font-name="DejaVu Sans Mono" fo:font-weight="bold"/>
    </style:style>
    <style:style style:name="T9" style:family="text">
      <style:text-properties fo:color="#000080" style:font-name="DejaVu Sans Mono" fo:font-weight="bold" officeooo:rsid="001e7254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font-weight="bold"/>
    </style:style>
    <style:style style:name="T12" style:family="text">
      <style:text-properties style:font-name="DejaVu Sans Mono" officeooo:rsid="001e7254"/>
    </style:style>
    <style:style style:name="T13" style:family="text">
      <style:text-properties style:font-name="DejaVu Sans Mono" fo:font-weight="normal" officeooo:rsid="001e7254" style:font-weight-asian="normal" style:font-weight-complex="normal"/>
    </style:style>
    <style:style style:name="T14" style:family="text">
      <style:text-properties style:font-name="DejaVu Sans Mono" officeooo:rsid="001f0259"/>
    </style:style>
    <style:style style:name="T15" style:family="text">
      <style:text-properties style:font-name="DejaVu Sans Mono" fo:font-style="normal" officeooo:rsid="00250f8d" style:font-style-asian="normal" style:font-style-complex="normal"/>
    </style:style>
    <style:style style:name="T16" style:family="text">
      <style:text-properties style:font-name="DejaVu Sans Mono" officeooo:rsid="00250f8d"/>
    </style:style>
    <style:style style:name="T17" style:family="text">
      <style:text-properties fo:color="#0000ff"/>
    </style:style>
    <style:style style:name="T18" style:family="text">
      <style:text-properties fo:color="#0000ff" style:font-name="DejaVu Sans Mono"/>
    </style:style>
    <style:style style:name="T19" style:family="text">
      <style:text-properties fo:color="#0000ff" style:font-name="DejaVu Sans Mono" fo:font-style="normal" officeooo:rsid="00250f8d" style:font-style-asian="normal" style:font-style-complex="normal"/>
    </style:style>
    <style:style style:name="T20" style:family="text">
      <style:text-properties fo:color="#660099" style:font-name="DejaVu Sans Mono"/>
    </style:style>
    <style:style style:name="T21" style:family="text">
      <style:text-properties fo:color="#000000" style:font-name="DejaVu Sans Mono"/>
    </style:style>
    <style:style style:name="T22" style:family="text">
      <style:text-properties style:use-window-font-color="true" style:font-name="DejaVu Sans Mono" fo:font-weight="normal" officeooo:rsid="001e7254" style:font-weight-asian="normal" style:font-weight-complex="normal"/>
    </style:style>
    <style:style style:name="T23" style:family="text">
      <style:text-properties fo:color="#009900" style:font-name="DejaVu Sans Mono"/>
    </style:style>
    <style:style style:name="T24" style:family="text">
      <style:text-properties fo:color="#009900" style:font-name="DejaVu Sans Mono" fo:font-style="normal" style:font-style-asian="normal" style:font-style-complex="normal"/>
    </style:style>
    <style:style style:name="T25" style:family="text">
      <style:text-properties fo:color="#009900" style:font-name="DejaVu Sans Mono" fo:font-style="normal" officeooo:rsid="001e7254" style:font-style-asian="normal" style:font-style-complex="normal"/>
    </style:style>
    <style:style style:name="T26" style:family="text">
      <style:text-properties fo:color="#009900" style:font-name="DejaVu Sans Mono" fo:font-style="normal" officeooo:rsid="001f0259" style:font-style-asian="normal" style:font-style-complex="normal"/>
    </style:style>
    <style:style style:name="T27" style:family="text">
      <style:text-properties fo:color="#009900" style:font-name="DejaVu Sans Mono" fo:font-style="normal" officeooo:rsid="0020a67c" style:font-style-asian="normal" style:font-style-complex="normal"/>
    </style:style>
    <style:style style:name="T28" style:family="text">
      <style:text-properties fo:color="#009900" style:font-name="DejaVu Sans Mono" fo:font-style="normal" officeooo:rsid="00250f8d" style:font-style-asian="normal" style:font-style-complex="normal"/>
    </style:style>
    <style:style style:name="T29" style:family="text">
      <style:text-properties fo:color="#009900" style:font-name="DejaVu Sans Mono" fo:font-style="normal" officeooo:rsid="00275236" style:font-style-asian="normal" style:font-style-complex="normal"/>
    </style:style>
    <style:style style:name="T30" style:family="text">
      <style:text-properties fo:color="#009900" style:font-name="DejaVu Sans Mono" officeooo:rsid="001f0259"/>
    </style:style>
    <style:style style:name="T31" style:family="text">
      <style:text-properties fo:color="#009900" style:font-name="DejaVu Sans Mono" officeooo:rsid="0020a67c"/>
    </style:style>
    <style:style style:name="T32" style:family="text">
      <style:text-properties officeooo:rsid="002085d4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 fo:font-weight="bold"/>
    </style:style>
    <style:style style:name="T35" style:family="text">
      <style:text-properties officeooo:rsid="002556e0"/>
    </style:style>
    <style:style style:name="T36" style:family="text">
      <style:text-properties officeooo:rsid="0026b6f1"/>
    </style:style>
    <style:style style:name="T37" style:family="text">
      <style:text-properties officeooo:rsid="00275236"/>
    </style:style>
    <style:style style:name="T38" style:family="text">
      <style:text-properties fo:color="#94558d"/>
    </style:style>
    <style:style style:name="T39" style:family="text">
      <style:text-properties fo:color="#94558d" style:font-name="DejaVu Sans Mono"/>
    </style:style>
    <style:style style:name="T40" style:family="text">
      <style:text-properties fo:color="#008080" style:font-name="DejaVu Sans Mono" fo:font-weight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27a027" style:font-size-asian="12pt" style:font-size-complex="12pt"/>
    </style:style>
    <style:style style:name="T43" style:family="text">
      <style:text-properties fo:font-size="12pt" fo:font-weight="normal" officeooo:rsid="0027523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7a027" style:font-size-asian="12pt" style:font-weight-asian="normal" style:font-size-complex="12pt" style:font-weight-complex="normal"/>
    </style:style>
    <style:style style:name="T45" style:family="text">
      <style:text-properties officeooo:rsid="0027a027"/>
    </style:style>
    <style:style style:name="T46" style:family="text">
      <style:text-properties officeooo:rsid="0028cd4f"/>
    </style:style>
    <style:style style:name="T47" style:family="text">
      <style:text-properties officeooo:rsid="002c935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ojeto I - Buscas </text:p>
      <text:p text:style-name="P14"/>
      <text:p text:style-name="P14"/>
      <text:p text:style-name="P14"/>
      <text:p text:style-name="P14"/>
      <text:p text:style-name="P15">CTC- 17 Inteligência Artificial 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Prof. Paulo André Castro </text:p>
      <text:p text:style-name="P12">Alyson Fernandes Basilio</text:p>
      <text:p text:style-name="P12">04 de setembro de 2017</text:p>
      <text:p text:style-name="P25">1.Objetivo </text:p>
      <text:p text:style-name="P1"/>
      <text:p text:style-name="P1"/>
      <text:p text:style-name="P1"><text:tab/>Exercitar e fixar conhecimentos adquiridos sobre Resolução de Provas através de Busca. A linguagem utilizada para a implementação dos algoritmos foi o Python.</text:p>
      <text:p text:style-name="P1"/>
      <text:p text:style-name="P1"/>
      <text:p text:style-name="P1"><text:span text:style-name="T1">2. Descrição </text:span><text:span text:style-name="T2">Atividade 1</text:span></text:p>
      <text:p text:style-name="P1"><text:span text:style-name="T1"/></text:p>
      <text:p text:style-name="P2"><text:tab/>Encontre o menor caminho entre as cidades 203 e 600 do Uruguai (arquivo Uruguay.csv). O arquivo tem os seguintes campos: ID da cidade, coordenada x, coordenada y e lista de adjacências. Cada lista de adjacências <text:s/>da <text:s/>cidade <text:s/>C <text:s/>contém <text:s/>os <text:s/>IDs <text:s/>das <text:s/>cidades <text:s/>para <text:s/>as <text:s/>quais <text:s/>há <text:s/>ligação <text:s/>a partir <text:s/>da <text:s/>cidade <text:s/>C. <text:s/>A distância entre as cidades pode <text:s/>ser calculada a <text:s/>partir das coordenadas cartesianas (x,y) disponibilizadas no arquivo Uruguay.csv. Utilize os algoritmos greedy e A* para fazer o trabalho, compare os resultados e explicite as funções de avaliação usadas heurística e no relatório.</text:p>
      <text:p text:style-name="P1"><text:span text:style-name="T1"/></text:p>
      <text:p text:style-name="P1"><text:span text:style-name="T1">2.1. Algoritmo Greedy</text:span></text:p>
      <text:p text:style-name="P1"><text:span text:style-name="T1"/></text:p>
      <text:p text:style-name="P1"><text:tab/>Em primeiro lugar, calculou-se a distância entre cada cidade do mapa e a cidade destino. A partir da cidade inicial seguiu-se o algoritmo descrito no pseudo-código a seguir:</text:p>
      <text:p text:style-name="P26"/>
      <text:p text:style-name="P28">paths = {}</text:p>
      <text:p text:style-name="P36">c = origem</text:p>
      <text:p text:style-name="P36">distances = {}</text:p>
      <text:p text:style-name="P36"><text:span text:style-name="T6">while </text:span>c!=destino:</text:p>
      <text:p text:style-name="P38"><text:s text:c="4"/><text:span text:style-name="T10">visitedAllNeighboors</text:span><text:span text:style-name="T12">Ofc</text:span><text:span text:style-name="T10"> = </text:span><text:span text:style-name="T8">True</text:span></text:p>
      <text:p text:style-name="P38"><text:span text:style-name="T5"><text:s text:c="4"/></text:span><text:span text:style-name="T8">for </text:span><text:span text:style-name="T13">city</text:span><text:span text:style-name="T10"> </text:span><text:span text:style-name="T8">in </text:span><text:span text:style-name="T12">Neighboors(c)</text:span><text:span text:style-name="T10">:</text:span></text:p>
      <text:p text:style-name="P38"><text:s text:c="8"/><text:span text:style-name="T8">if </text:span><text:span text:style-name="T22">not_visited(city)</text:span><text:span text:style-name="T10">:</text:span></text:p>
      <text:p text:style-name="P38"><text:s text:c="12"/><text:span text:style-name="T8">if </text:span><text:span text:style-name="T22">city</text:span><text:span text:style-name="T9"> is not in </text:span><text:span text:style-name="T22">cities_queue</text:span><text:span text:style-name="T10">:</text:span></text:p>
      <text:p text:style-name="P38"><text:s text:c="16"/><text:span text:style-name="T10">paths[</text:span><text:span text:style-name="T12">city</text:span><text:span text:style-name="T10">] = c </text:span><text:span text:style-name="T27"># </text:span><text:span text:style-name="T24">’</text:span><text:span text:style-name="T25">c’ is the city before ‘city’</text:span></text:p>
      <text:p text:style-name="P38"><text:s text:c="16"/><text:span text:style-name="T14">cities_queue.append(city)</text:span></text:p>
      <text:p text:style-name="P38"><text:s text:c="12"/><text:span text:style-name="T10">visitedAllNeighboors</text:span><text:span text:style-name="T12">Ofc</text:span><text:span text:style-name="T10"> = </text:span><text:span text:style-name="T8">False</text:span></text:p>
      <text:p text:style-name="P38"><text:span text:style-name="T5"><text:s text:c="4"/></text:span><text:span text:style-name="T8">if </text:span><text:span text:style-name="T10">visitedAllNeighboors:<text:tab/><text:tab/></text:span><text:span text:style-name="T27">#</text:span><text:span text:style-name="T24"> </text:span><text:span text:style-name="T26">if already visited all neighboors, return </text:span></text:p>
      <text:p text:style-name="P38"><text:s text:c="8"/><text:span text:style-name="T10">c = paths[c] <text:tab/><text:tab/><text:tab/></text:span><text:span text:style-name="T31">#</text:span><text:span text:style-name="T10"> </text:span><text:span text:style-name="T26">to the city before</text:span></text:p>
      <text:p text:style-name="P38"><text:s text:c="4"/><text:span text:style-name="T8">else</text:span><text:span text:style-name="T10">:<text:tab/></text:span><text:span text:style-name="T31">#</text:span><text:span text:style-name="T23"> </text:span><text:span text:style-name="T30">else, select the nearest city to the destiny from cities_queue</text:span></text:p>
      <text:p text:style-name="P38"><text:s text:c="8"/><text:span text:style-name="T8">for </text:span><text:span text:style-name="T10">item </text:span><text:span text:style-name="T8">in </text:span><text:span text:style-name="T7">sorted</text:span><text:span text:style-name="T10">(distances, </text:span><text:span text:style-name="T20">key</text:span><text:span text:style-name="T10">=distances.get):</text:span></text:p>
      <text:p text:style-name="P38"><text:s text:c="12"/><text:span text:style-name="T8">if</text:span><text:span text:style-name="T10">(</text:span><text:span text:style-name="T8">not </text:span><text:span text:style-name="T10">graph[item][</text:span><text:span text:style-name="T18">1</text:span><text:span text:style-name="T10">]):</text:span></text:p>
      <text:p text:style-name="P38"><text:s text:c="16"/><text:span text:style-name="T10">c = item</text:span></text:p>
      <text:p text:style-name="P38"><text:s text:c="16"/><text:span text:style-name="T10">graph[item][</text:span><text:span text:style-name="T18">1</text:span><text:span text:style-name="T10">] = </text:span><text:span text:style-name="T8">True</text:span></text:p>
      <text:p text:style-name="P42"><text:s text:c="16"/><text:span text:style-name="T11">break</text:span></text:p>
      <text:p text:style-name="P33"><text:span text:style-name="T6">return </text:span>paths</text:p>
      <text:p text:style-name="P16"><text:tab/>A distância total percorrida foi de: 121.74</text:p>
      <text:p text:style-name="P16"><text:tab/>O número total de cidades percorridas no algoritmo foi de: 438</text:p>
      <text:p text:style-name="P16"><text:tab/>O número de cidades no caminho foi de: 116</text:p>
      <text:p text:style-name="P1"><text:span text:style-name="T1"/></text:p>
      <text:p text:style-name="P1"><text:span text:style-name="T1">2.2. Algoritmo A*</text:span></text:p>
      <text:p text:style-name="P1"/>
      <text:p text:style-name="P8"><text:tab/>Em <text:span text:style-name="T32">segundo</text:span> lugar, calculou-se a distância entre cada cidade do mapa e a cidade destino. A partir da cidade inicial seguiu-se o algoritmo descrito no pseudo-código a seguir:</text:p>
      <text:p text:style-name="P27"/>
      <text:p text:style-name="P30"><text:soft-page-break/>paths = {}</text:p>
      <text:p text:style-name="P35">c = origem</text:p>
      <text:p text:style-name="P35">distances = {}</text:p>
      <text:p text:style-name="P35">distances[c]=<text:span text:style-name="T17">0</text:span></text:p>
      <text:p text:style-name="P35">estimated_distances = {}</text:p>
      <text:p text:style-name="P35">estimated_distances[origem] = getDistance(origem,destino)</text:p>
      <text:p text:style-name="P35">graph[origem][<text:span text:style-name="T17">1</text:span>]=<text:span text:style-name="T6">True</text:span></text:p>
      <text:p text:style-name="P35">paths[c]=<text:span text:style-name="T17">0</text:span></text:p>
      <text:p text:style-name="P37"><text:span text:style-name="T6">while </text:span>c!=destino:</text:p>
      <text:p text:style-name="P39"><text:s text:c="4"/><text:span text:style-name="T8">for </text:span><text:span text:style-name="T13">city</text:span><text:span text:style-name="T10"> </text:span><text:span text:style-name="T8">in </text:span><text:span text:style-name="T12">Neighboors(c)</text:span><text:span text:style-name="T10">:</text:span></text:p>
      <text:p text:style-name="P34"><text:s text:c="8"/><text:span text:style-name="T10">dist_estim = distances[c]+getDistance(c,</text:span><text:span text:style-name="T16">city</text:span><text:span text:style-name="T10">)+i[</text:span><text:span text:style-name="T18">1</text:span><text:span text:style-name="T10">]</text:span></text:p>
      <text:p text:style-name="P39"><text:s text:c="8"/><text:span text:style-name="T27"># </text:span><text:span text:style-name="T28">dist_estim = distance traveled up to c + distance between c and city +</text:span></text:p>
      <text:p text:style-name="P39"><text:span text:style-name="T28"><text:tab/> <text:s/># straigh distance between city and destiny</text:span></text:p>
      <text:p text:style-name="P39"><text:span text:style-name="T33"><text:s text:c="8"/></text:span><text:span text:style-name="T8">if </text:span><text:span text:style-name="T10">estimated_distances.get(</text:span><text:span text:style-name="T16">city</text:span><text:span text:style-name="T10">) </text:span><text:span text:style-name="T8">is None</text:span><text:span text:style-name="T10">: <text:s/><text:tab/></text:span><text:span text:style-name="T27"># </text:span><text:span text:style-name="T28">if city is not in</text:span></text:p>
      <text:p text:style-name="P39"><text:span text:style-name="T28"><text:tab/><text:tab/></text:span><text:span text:style-name="T15">paths[city] = c<text:tab/></text:span><text:span text:style-name="T28"><text:tab/><text:tab/><text:tab/> <text:s text:c="3"/><text:tab/># estimated_distances, add <text:tab/><text:tab/></text:span><text:span text:style-name="T15">estimated_distances[i[</text:span><text:span text:style-name="T19">0</text:span><text:span text:style-name="T15">]] = dist_estim <text:tab/></text:span><text:span text:style-name="T28"># that path to city</text:span></text:p>
      <text:p text:style-name="P39"><text:span text:style-name="T28"/></text:p>
      <text:p text:style-name="P39"><text:s text:c="8"/><text:span text:style-name="T8">elif </text:span><text:span text:style-name="T10">dist_estim&lt;estimated_distances[i[</text:span><text:span text:style-name="T18">0</text:span><text:span text:style-name="T10">]]: <text:s text:c="2"/></text:span><text:span text:style-name="T27"># </text:span><text:span text:style-name="T28">if the estimated distance</text:span></text:p>
      <text:p text:style-name="P39"><text:span text:style-name="T28"><text:tab/><text:tab/></text:span><text:span text:style-name="T15">paths[i[</text:span><text:span text:style-name="T19">0</text:span><text:span text:style-name="T15">]] = c<text:tab/></text:span><text:span text:style-name="T28"><text:tab/><text:tab/><text:tab/><text:tab/># to destiny is smaller <text:s/></text:span></text:p>
      <text:p text:style-name="P39"><text:span text:style-name="T28"><text:tab/><text:tab/></text:span><text:span text:style-name="T15">estimated_distances[i[</text:span><text:span text:style-name="T19">0</text:span><text:span text:style-name="T15">]] = dist_estim</text:span><text:span text:style-name="T28"><text:tab/># than the estimated </text:span></text:p>
      <text:p text:style-name="P39"><text:span text:style-name="T28"><text:tab/><text:tab/><text:tab/><text:tab/><text:tab/><text:tab/><text:tab/><text:tab/><text:tab/># distance calculated </text:span></text:p>
      <text:p text:style-name="P39"><text:span text:style-name="T28"><text:tab/><text:tab/><text:tab/><text:tab/><text:tab/><text:tab/><text:tab/><text:tab/><text:tab/># before, update the path</text:span></text:p>
      <text:p text:style-name="P39"><text:s text:c="3"/><text:span text:style-name="T33"><text:s/></text:span><text:span text:style-name="T28"># get the shortest path</text:span></text:p>
      <text:p text:style-name="P39"><text:span text:style-name="T34"><text:s text:c="4"/></text:span><text:span text:style-name="T8">for </text:span><text:span text:style-name="T10">item </text:span><text:span text:style-name="T8">in </text:span><text:span text:style-name="T7">sorted</text:span><text:span text:style-name="T10">(estimated_distances, </text:span><text:span text:style-name="T20">key</text:span><text:span text:style-name="T10">=estimated_distances.get):</text:span></text:p>
      <text:p text:style-name="P34"><text:s text:c="8"/><text:span text:style-name="T8">if</text:span><text:span text:style-name="T10">(</text:span><text:span text:style-name="T8">not </text:span><text:span text:style-name="T10">graph[item][</text:span><text:span text:style-name="T18">1</text:span><text:span text:style-name="T10">]):</text:span></text:p>
      <text:p text:style-name="P34"><text:span text:style-name="T33"><text:s text:c="12"/></text:span><text:span text:style-name="T10">distances[item] = distances[paths[item]] + <text:tab/><text:tab/><text:tab/><text:tab/><text:tab/> <text:s text:c="23"/>getDistance(paths[item],item)</text:span></text:p>
      <text:p text:style-name="P34"><text:s text:c="12"/><text:span text:style-name="T10">c = item</text:span></text:p>
      <text:p text:style-name="P34"><text:s text:c="12"/><text:span text:style-name="T10">graph[item][</text:span><text:span text:style-name="T18">1</text:span><text:span text:style-name="T10">] = </text:span><text:span text:style-name="T8">True</text:span></text:p>
      <text:p text:style-name="P41"><text:s text:c="12"/><text:span text:style-name="T11">break</text:span></text:p>
      <text:p text:style-name="P31"><text:span text:style-name="T8">return </text:span><text:span text:style-name="T21">paths</text:span></text:p>
      <text:p text:style-name="P16"><text:tab/>A distância total percorrida foi de: <text:span text:style-name="T35">93.56</text:span></text:p>
      <text:p text:style-name="P16"><text:tab/>O número total de cidades percorridas no algoritmo foi de: <text:span text:style-name="T35">593</text:span></text:p>
      <text:p text:style-name="P16"><text:tab/>O número de cidades no caminho foi de: 11<text:span text:style-name="T35">2</text:span></text:p>
      <text:p text:style-name="P1"/>
      <text:p text:style-name="P9"><text:span text:style-name="T1">2.</text:span><text:span text:style-name="T2">3</text:span><text:span text:style-name="T1">. </text:span><text:span text:style-name="T2">Resultados e Discussões</text:span></text:p>
      <text:p text:style-name="P9"/>
      <text:p text:style-name="P9"><text:tab/><text:span text:style-name="T36">Caminho encontrado pelo Algoritmo Greedy:</text:span></text:p>
      <text:p text:style-name="P17"/>
      <text:p text:style-name="P9"><text:span text:style-name="T32">600, 595, 590, 586, 584, 580, 576, 575, 570, 567, 563, 559, 558, 555, 551, 548, 544, 541, 539, 535, 530, 527, 526, 523, 519, 517, 513, 508, 504, 500, 499, 494, 490, 485, 483, 478, 473, 469, 465, 460, 459, 454, 451, 447, 442, 439, 438, 435, 432, 431, 426, 424, 422, 419, 416, 412, 411, 408, 404, 399, 395, 394, 392, 387, 384, 381, 380, 375, 374, 371, 365, 364, 359, 357, 355, 353, 348, 346, 345, 340, 335, 330, 325, 321, 317, 312, 310, 305, 300, 296, 294, 292, 288, 283, 280, 277, 274, 270, 265, 262, 257, 253, 248, 245, 242, 239, 236, 231, 230, 227, 224, 219, 217, 211, 207, 205, 203</text:span></text:p>
      <text:p text:style-name="P9"/>
      <text:p text:style-name="P9"><text:span text:style-name="T32"><text:tab/>Caminho encontrado pelo Algoritmo A*:</text:span></text:p>
      <text:p text:style-name="P17"/>
      <text:p text:style-name="P9"><text:span text:style-name="T32">600, 595, 590, 586, 584, 581, 577, 574, 569, 566, 561, 563, 560, 556, 554, 549, 546, 542, 537, 535, 530, 527, 526, 523, 519, 515, 513, 508, 504, 500, 499, 494, 490, 485, 483, 478, 476, 470, 466, 461, 458, 454, 451, 447, 442, 439, 438, 435, 432, 431, 426, 424, 422, 419, 413, 411, 408, 404, 400, 398, 396, 393, 388, 383, 382, 378, 373, 371, 365, 364, 359, 354, 349, 344, 342, 339, 335, 330, 325, 321, 317, 312, 308, 307, 302, 297, 293, 288, 283, 280, 277, 272, 268, 265, 262, 257, 253, 248, 246, 244, 241, 239, 235, 232, 230, 225, 223, 218, 214, 217, 211, 206, 203</text:span></text:p>
      <text:p text:style-name="P9"/>
      <text:p text:style-name="P18"><text:soft-page-break/>Tabela 1: Resultados Gerai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5">Greedy</text:p>
          </table:table-cell>
          <table:table-cell table:style-name="Table1.C1" office:value-type="string">
            <text:p text:style-name="P45">A*</text:p>
          </table:table-cell>
        </table:table-row>
        <table:table-row>
          <table:table-cell table:style-name="Table1.A2" office:value-type="string">
            <text:p text:style-name="P44">Distância total percorrida</text:p>
          </table:table-cell>
          <table:table-cell table:style-name="Table1.A2" office:value-type="string">
            <text:p text:style-name="P43">121.74</text:p>
          </table:table-cell>
          <table:table-cell table:style-name="Table1.C2" office:value-type="string">
            <text:p text:style-name="P43">93.56</text:p>
          </table:table-cell>
        </table:table-row>
        <table:table-row>
          <table:table-cell table:style-name="Table1.A2" office:value-type="string">
            <text:p text:style-name="P44">Cidades percorridas pelo algoritmo</text:p>
          </table:table-cell>
          <table:table-cell table:style-name="Table1.A2" office:value-type="string">
            <text:p text:style-name="P43">438</text:p>
          </table:table-cell>
          <table:table-cell table:style-name="Table1.C2" office:value-type="string">
            <text:p text:style-name="P43">593</text:p>
          </table:table-cell>
        </table:table-row>
        <table:table-row>
          <table:table-cell table:style-name="Table1.A2" office:value-type="string">
            <text:p text:style-name="P44">Número de cidades no caminho</text:p>
          </table:table-cell>
          <table:table-cell table:style-name="Table1.A2" office:value-type="string">
            <text:p text:style-name="P43">116</text:p>
          </table:table-cell>
          <table:table-cell table:style-name="Table1.C2" office:value-type="string">
            <text:p text:style-name="P43">112</text:p>
          </table:table-cell>
        </table:table-row>
      </table:table>
      <text:p text:style-name="P9"/>
      <text:p text:style-name="P9"><text:span text:style-name="T32"><text:tab/>Como esperado, o algoritmo A* obteve o caminho mais curto, contudo ele percorreu mais cidades no grafo para encontrar este resultado.</text:span></text:p>
      <text:p text:style-name="P9"/>
      <text:p text:style-name="P9"><text:span text:style-name="T3">3</text:span><text:span text:style-name="T1">. Descrição </text:span><text:span text:style-name="T2">Atividade 2</text:span></text:p>
      <text:p text:style-name="P9"><text:span text:style-name="T1"/></text:p>
      <text:p text:style-name="P3"><text:tab/>Crie um agente capaz de jogar o tic tac toe (jogo da velha) contra um usuário humano. A interface gráfica pode ser bastante simples inclusive em modo texto, porém deve permitir ao usuário perceber qual a <text:s/>situação <text:s/>atual <text:s/>do <text:s/>jogo <text:s/>e <text:s/>selecionar <text:s/>sua <text:s/>próxima <text:s/>jogada. <text:s/>O <text:s/>usuário <text:s/>humano <text:s/>é <text:s/>o <text:s/>"X" <text:s/>e <text:s/>sempre <text:s/>dá <text:s/>o primeiro lance. Implemente <text:s/>o <text:s/>algoritmo <text:s/>básico <text:s/>de <text:s/>minimax <text:s/>e <text:s/>decida </text:p>
      <text:p text:style-name="P1">entre <text:s/>utilizar <text:s/>uma <text:s/>função <text:s/>heurística <text:s/>de <text:s/>sua escolha ou implementar a poda alpha-beta com a utilidade do estados finais do jogo. Explique a razão da sua decisão e qual o impacto no "desempenho" do agente? <text:s/></text:p>
      <text:p text:style-name="P1">Obs.:(Você pode utilizar bibliotecas que lidam com as estruturas de dados árvore e/ou grafos) </text:p>
      <text:p text:style-name="P1"/>
      <text:p text:style-name="P10"><text:span text:style-name="T3">3</text:span><text:span text:style-name="T1">.</text:span><text:span text:style-name="T3">1.</text:span><text:span text:style-name="T1"> </text:span><text:span text:style-name="T3">Algoritmo Minimax</text:span></text:p>
      <text:p text:style-name="P10"><text:span text:style-name="T1"/></text:p>
      <text:p text:style-name="P4"><text:tab/><text:span text:style-name="T37">Pseudo código:</text:span></text:p>
      <text:p text:style-name="P4"/>
      <text:p text:style-name="P29"><text:span text:style-name="T6">def </text:span>minimax_move(<text:span text:style-name="T38">self</text:span>, grid):</text:p>
      <text:p text:style-name="P40"><text:s text:c="4"/><text:span text:style-name="T8">if </text:span><text:span text:style-name="T39">self</text:span><text:span text:style-name="T10">.isLeaf(grid): </text:span><text:span text:style-name="T27"># </text:span><text:span text:style-name="T29">check if its a Leaf</text:span></text:p>
      <text:p text:style-name="P40"><text:s text:c="8"/><text:span text:style-name="T8">return </text:span><text:span text:style-name="T39">self</text:span><text:span text:style-name="T10">.check_if_win(grid) <text:tab/></text:span><text:span text:style-name="T27"># </text:span><text:span text:style-name="T29">a win for computer is 1, for human </text:span></text:p>
      <text:p text:style-name="P40"><text:span text:style-name="T29"><text:tab/><text:tab/><text:tab/><text:tab/><text:tab/><text:tab/><text:tab/># is -1 and a tie is 0</text:span></text:p>
      <text:p text:style-name="P34"><text:s text:c="4"/><text:span text:style-name="T8">if </text:span><text:span text:style-name="T39">self</text:span><text:span text:style-name="T10">.isMaxNode(grid):</text:span></text:p>
      <text:p text:style-name="P34"><text:s text:c="8"/><text:span text:style-name="T10">v = -</text:span><text:span text:style-name="T18">2</text:span></text:p>
      <text:p text:style-name="P34"><text:span text:style-name="T17"><text:s text:c="8"/></text:span><text:span text:style-name="T8">for </text:span><text:span text:style-name="T10">i </text:span><text:span text:style-name="T8">in </text:span><text:span text:style-name="T7">range</text:span><text:span text:style-name="T10">(</text:span><text:span text:style-name="T18">9</text:span><text:span text:style-name="T10">):</text:span></text:p>
      <text:p text:style-name="P34"><text:s text:c="12"/><text:span text:style-name="T10">aux = </text:span><text:span text:style-name="T39">self</text:span><text:span text:style-name="T10">.translate_move(i + </text:span><text:span text:style-name="T18">1</text:span><text:span text:style-name="T10">)</text:span></text:p>
      <text:p text:style-name="P34"><text:s text:c="12"/><text:span text:style-name="T8">if </text:span><text:span text:style-name="T10">grid[aux[</text:span><text:span text:style-name="T18">0</text:span><text:span text:style-name="T10">]][aux[</text:span><text:span text:style-name="T18">1</text:span><text:span text:style-name="T10">]] == </text:span><text:span text:style-name="T40">'-'</text:span><text:span text:style-name="T10">:</text:span></text:p>
      <text:p text:style-name="P34"><text:s text:c="16"/><text:span text:style-name="T10">vLinha = </text:span><text:span text:style-name="T39">self</text:span><text:span text:style-name="T10">.minimax_move(</text:span><text:span text:style-name="T39">self</text:span><text:span text:style-name="T10">.heuristic(</text:span><text:span text:style-name="T39">self</text:span><text:span text:style-name="T10">.copy(grid), i + </text:span><text:span text:style-name="T18">1</text:span><text:span text:style-name="T10">, </text:span><text:span text:style-name="T39">self</text:span><text:span text:style-name="T10">.player))</text:span></text:p>
      <text:p text:style-name="P34"><text:s text:c="16"/><text:span text:style-name="T8">if </text:span><text:span text:style-name="T10">vLinha&gt;v:</text:span></text:p>
      <text:p text:style-name="P34"><text:s text:c="20"/><text:span text:style-name="T10">v = vLinha</text:span></text:p>
      <text:p text:style-name="P34"><text:s text:c="8"/><text:span text:style-name="T8">return </text:span><text:span text:style-name="T10">v</text:span></text:p>
      <text:p text:style-name="P34"><text:s text:c="4"/><text:span text:style-name="T8">if not </text:span><text:span text:style-name="T39">self</text:span><text:span text:style-name="T10">.isMaxNode(grid):</text:span></text:p>
      <text:p text:style-name="P34"><text:s text:c="8"/><text:span text:style-name="T10">v = </text:span><text:span text:style-name="T18">2</text:span></text:p>
      <text:p text:style-name="P34"><text:span text:style-name="T17"><text:s text:c="8"/></text:span><text:span text:style-name="T8">for </text:span><text:span text:style-name="T10">i </text:span><text:span text:style-name="T8">in </text:span><text:span text:style-name="T7">range</text:span><text:span text:style-name="T10">(</text:span><text:span text:style-name="T18">9</text:span><text:span text:style-name="T10">):</text:span></text:p>
      <text:p text:style-name="P34"><text:s text:c="12"/><text:span text:style-name="T10">aux = </text:span><text:span text:style-name="T39">self</text:span><text:span text:style-name="T10">.translate_move(i + </text:span><text:span text:style-name="T18">1</text:span><text:span text:style-name="T10">)</text:span></text:p>
      <text:p text:style-name="P34"><text:s text:c="12"/><text:span text:style-name="T8">if </text:span><text:span text:style-name="T10">grid[aux[</text:span><text:span text:style-name="T18">0</text:span><text:span text:style-name="T10">]][aux[</text:span><text:span text:style-name="T18">1</text:span><text:span text:style-name="T10">]] == </text:span><text:span text:style-name="T40">'-'</text:span><text:span text:style-name="T10">:</text:span></text:p>
      <text:p text:style-name="P34"><text:s text:c="16"/><text:span text:style-name="T10">vLinha = </text:span><text:span text:style-name="T39">self</text:span><text:span text:style-name="T10">.minimax_move(</text:span><text:span text:style-name="T39">self</text:span><text:span text:style-name="T10">.heuristic(</text:span><text:span text:style-name="T39">self</text:span><text:span text:style-name="T10">.copy(grid), i + </text:span><text:span text:style-name="T18">1</text:span><text:span text:style-name="T10">,</text:span><text:span text:style-name="T39">self</text:span><text:span text:style-name="T10">.other_player))</text:span></text:p>
      <text:p text:style-name="P34"><text:s text:c="16"/><text:span text:style-name="T8">if </text:span><text:span text:style-name="T10">vLinha&lt;v:</text:span></text:p>
      <text:p text:style-name="P34"><text:s text:c="20"/><text:span text:style-name="T10">v = vLinha</text:span></text:p>
      <text:p text:style-name="P32"><text:s text:c="8"/><text:span text:style-name="T8">return </text:span><text:span text:style-name="T10">v</text:span></text:p>
      <text:p text:style-name="P4"><text:span text:style-name="T3"/></text:p>
      <text:p text:style-name="P24"><text:span text:style-name="T3">3</text:span><text:span text:style-name="T1">.</text:span><text:span text:style-name="T4">2</text:span><text:span text:style-name="T3">.</text:span><text:span text:style-name="T1"> </text:span><text:span text:style-name="T3">Resultados</text:span></text:p>
      <text:p text:style-name="P4"><text:span text:style-name="T3"/></text:p>
      <text:p text:style-name="P22"><text:span text:style-name="T45">Exemplo de Jogo empatado:</text:span></text:p>
      <text:section text:style-name="Sect1" text:name="Section1">
        <text:p text:style-name="P20"><text:span text:style-name="T45">Let's play Tic-Tac-Toe!</text:span></text:p>
        <text:p text:style-name="P19"><text:span text:style-name="T37">Enter the coordinates for your move.</text:span></text:p>
        <text:p text:style-name="P19"><text:span text:style-name="T37">Example: 6 is the middle row right column. </text:span></text:p>
        <text:p text:style-name="P19"><text:span text:style-name="T37"><text:s text:c="3"/></text:span></text:p>
        <text:p text:style-name="P19"><text:span text:style-name="T37"><text:s text:c="3"/>0 1 2</text:span></text:p>
        <text:p text:style-name="P19"><text:span text:style-name="T37">0 - <text:s/>- <text:s/>-</text:span></text:p>
        <text:p text:style-name="P19"><text:span text:style-name="T37">1 - <text:s/>- <text:s/>-</text:span></text:p>
        <text:p text:style-name="P19"><text:span text:style-name="T37">2 - <text:s/>- <text:s/>-</text:span></text:p>
        <text:p text:style-name="P19"><text:span text:style-name="T37">Your move, X: 1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 - -</text:span></text:p>
        <text:p text:style-name="P19"><text:span text:style-name="T37">1 - <text:s/>- <text:s/>-</text:span></text:p>
        <text:p text:style-name="P19"><text:span text:style-name="T37">2 - <text:s/>- <text:s/>-</text:span></text:p>
        <text:p text:style-name="P19"><text:span text:style-name="T37">move = <text:s/>5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 - -</text:span></text:p>
        <text:p text:style-name="P19"><text:span text:style-name="T37">1 - O -</text:span></text:p>
        <text:p text:style-name="P19"><text:span text:style-name="T37">2 - <text:s/>- <text:s/>-</text:span></text:p>
        <text:p text:style-name="P19"><text:span text:style-name="T37">Your move, X: 9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 - - </text:span></text:p>
        <text:p text:style-name="P19"><text:span text:style-name="T37">1 - O -</text:span></text:p>
        <text:p text:style-name="P19"><text:span text:style-name="T37">2 - <text:s/>- X</text:span></text:p>
        <text:p text:style-name="P19"><text:span text:style-name="T37">move = <text:s/>2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O -</text:span></text:p>
        <text:p text:style-name="P19"><text:span text:style-name="T37">1 - O -</text:span></text:p>
        <text:p text:style-name="P19"><text:span text:style-name="T37">2 - <text:s/>- X</text:span></text:p>
        <text:p text:style-name="P19"><text:span text:style-name="T37">Your move, X: 8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O -</text:span></text:p>
        <text:p text:style-name="P19"><text:span text:style-name="T37">1 - O -</text:span></text:p>
        <text:p text:style-name="P19"><text:span text:style-name="T37">2 - X X</text:span></text:p>
        <text:p text:style-name="P19"><text:span text:style-name="T37">move = <text:s/>7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O -</text:span></text:p>
        <text:p text:style-name="P19"><text:span text:style-name="T37">1 - O -</text:span></text:p>
        <text:p text:style-name="P19"><text:span text:style-name="T37">2 OXX</text:span></text:p>
        <text:p text:style-name="P19"><text:span text:style-name="T37">Your move, X: 3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OX</text:span></text:p>
        <text:p text:style-name="P19"><text:span text:style-name="T37">1 - O -</text:span></text:p>
        <text:p text:style-name="P19"><text:span text:style-name="T37">2 OXX</text:span></text:p>
        <text:p text:style-name="P19"><text:span text:style-name="T37">move = <text:s/>6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OX</text:span></text:p>
        <text:p text:style-name="P19"><text:span text:style-name="T37">1 - OO</text:span></text:p>
        <text:p text:style-name="P19"><text:span text:style-name="T37">2 OXX</text:span></text:p>
        <text:p text:style-name="P19"><text:span text:style-name="T37">Your move, X: 4</text:span></text:p>
        <text:p text:style-name="P19"><text:span text:style-name="T37"><text:s text:c="3"/></text:span></text:p>
        <text:p text:style-name="P20"><text:span text:style-name="T37"><text:s text:c="3"/>0 1 2</text:span></text:p>
        <text:p text:style-name="P19"><text:span text:style-name="T37">0 XOX</text:span></text:p>
        <text:p text:style-name="P19"><text:span text:style-name="T37">1 XOO</text:span></text:p>
        <text:p text:style-name="P19"><text:span text:style-name="T37">2 OXX</text:span></text:p>
        <text:p text:style-name="P5"><text:span text:style-name="T43">Game Over. <text:s/>It's a tie.</text:span></text:p>
      </text:section>
      <text:p text:style-name="P5"><text:span text:style-name="T44"/></text:p>
      <text:p text:style-name="P13"><text:span text:style-name="T42"/></text:p>
      <text:p text:style-name="P23"><text:span text:style-name="T42">E</text:span><text:span text:style-name="T41">xemplo de vitória do computador:</text:span></text:p>
      <text:section text:style-name="Sect1" text:name="Section2">
        <text:p text:style-name="P21"><text:span text:style-name="T37"><text:s text:c="3"/></text:span></text:p>
        <text:p text:style-name="P21"><text:span text:style-name="T37">0 1 2</text:span></text:p>
        <text:p text:style-name="P5"><text:span text:style-name="T44">0 - <text:s/>- <text:s/>-</text:span></text:p>
        <text:p text:style-name="P5"><text:span text:style-name="T44">1 - <text:s/>- <text:s/>-</text:span></text:p>
        <text:p text:style-name="P5"><text:span text:style-name="T44">2 - <text:s/>- <text:s/>-</text:span></text:p>
        <text:p text:style-name="P5"><text:span text:style-name="T44">Your move, X: 2</text:span></text:p>
        <text:p text:style-name="P5"><text:span text:style-name="T44"><text:s text:c="3"/></text:span></text:p>
        <text:p text:style-name="P20"><text:span text:style-name="T37"><text:s text:c="3"/>0 1 2</text:span></text:p>
        <text:p text:style-name="P5"><text:span text:style-name="T44">0 - X -</text:span></text:p>
        <text:p text:style-name="P5"><text:span text:style-name="T44">1 - <text:s/>- <text:s/>-</text:span></text:p>
        <text:p text:style-name="P5"><text:span text:style-name="T44">2 - <text:s/>- <text:s/>-</text:span></text:p>
        <text:p text:style-name="P5"><text:span text:style-name="T44">move = <text:s/>1</text:span></text:p>
        <text:p text:style-name="P5"><text:span text:style-name="T44"><text:s text:c="3"/></text:span></text:p>
        <text:p text:style-name="P20"><text:span text:style-name="T37"><text:s text:c="3"/>0 1 2</text:span></text:p>
        <text:p text:style-name="P5"><text:span text:style-name="T44">0 OX -</text:span></text:p>
        <text:p text:style-name="P5"><text:span text:style-name="T44">1 - <text:s/>- <text:s/>-</text:span></text:p>
        <text:p text:style-name="P5"><text:span text:style-name="T44">2 - <text:s/>- <text:s/>-</text:span></text:p>
        <text:p text:style-name="P5"><text:span text:style-name="T44">Your move, X: 6</text:span></text:p>
        <text:p text:style-name="P5"><text:span text:style-name="T44"><text:s text:c="3"/></text:span></text:p>
        <text:p text:style-name="P20"><text:span text:style-name="T37"><text:s text:c="3"/>0 1 2</text:span></text:p>
        <text:p text:style-name="P5"><text:span text:style-name="T44">0 OX -</text:span></text:p>
        <text:p text:style-name="P5"><text:span text:style-name="T44">1 - <text:s/>- X</text:span></text:p>
        <text:p text:style-name="P5"><text:span text:style-name="T44">2 - <text:s/>- <text:s/>-</text:span></text:p>
        <text:p text:style-name="P5"><text:span text:style-name="T44">move = <text:s/>7</text:span></text:p>
        <text:p text:style-name="P5"><text:span text:style-name="T44"><text:s text:c="3"/></text:span></text:p>
        <text:p text:style-name="P5"><text:span text:style-name="T43"><text:s text:c="3"/>0 1 2</text:span></text:p>
        <text:p text:style-name="P5"><text:span text:style-name="T44">0 OX -</text:span></text:p>
        <text:p text:style-name="P5"><text:span text:style-name="T44">1 - <text:s/>- X</text:span></text:p>
        <text:p text:style-name="P5"><text:span text:style-name="T44">2 O- <text:s/>-</text:span></text:p>
        <text:p text:style-name="P5"><text:span text:style-name="T44">Your move, X: 4</text:span></text:p>
        <text:p text:style-name="P5"><text:span text:style-name="T44"/></text:p>
        <text:p text:style-name="P20"><text:span text:style-name="T37"><text:s text:c="3"/>0 1 2</text:span></text:p>
        <text:p text:style-name="P5"><text:span text:style-name="T44">0 OX -</text:span></text:p>
        <text:p text:style-name="P5"><text:span text:style-name="T44">1 X-X</text:span></text:p>
        <text:p text:style-name="P5"><text:span text:style-name="T44">2 O- -</text:span></text:p>
        <text:p text:style-name="P5"><text:span text:style-name="T44">move = <text:s/>5</text:span></text:p>
        <text:p text:style-name="P5"><text:span text:style-name="T44"><text:s text:c="3"/></text:span></text:p>
        <text:p text:style-name="P20"><text:span text:style-name="T37"><text:s text:c="3"/>0 1 2</text:span></text:p>
        <text:p text:style-name="P5"><text:span text:style-name="T44">0 OX-</text:span></text:p>
        <text:p text:style-name="P5"><text:span text:style-name="T44">1 XOX</text:span></text:p>
        <text:p text:style-name="P5"><text:span text:style-name="T44">2 O- <text:s/>-</text:span></text:p>
        <text:p text:style-name="P5"><text:span text:style-name="T44">Your move, X: 9</text:span></text:p>
        <text:p text:style-name="P5"><text:span text:style-name="T44"><text:s text:c="3"/></text:span></text:p>
        <text:p text:style-name="P20"><text:span text:style-name="T37"><text:s text:c="3"/>0 1 2</text:span></text:p>
        <text:p text:style-name="P5"><text:span text:style-name="T44">0 OX -</text:span></text:p>
        <text:p text:style-name="P5"><text:span text:style-name="T44">1 XOX</text:span></text:p>
        <text:p text:style-name="P5"><text:span text:style-name="T44">2 O- X</text:span></text:p>
        <text:p text:style-name="P5"><text:span text:style-name="T44">move = <text:s/>3</text:span></text:p>
        <text:p text:style-name="P5"><text:span text:style-name="T44"><text:s text:c="3"/></text:span></text:p>
        <text:p text:style-name="P20"><text:span text:style-name="T37"><text:s text:c="3"/>0 1 2</text:span></text:p>
        <text:p text:style-name="P5"><text:span text:style-name="T44">0 OXO</text:span></text:p>
        <text:p text:style-name="P5"><text:span text:style-name="T44">1 XOX</text:span></text:p>
        <text:p text:style-name="P5"><text:span text:style-name="T44">2 O- X</text:span></text:p>
        <text:p text:style-name="P5"><text:span text:style-name="T44">You win, O!</text:span></text:p>
        <text:p text:style-name="P5"><text:span text:style-name="T44"/></text:p>
        <text:p text:style-name="P5"><text:span text:style-name="T44"/></text:p>
        <text:p text:style-name="P5"><text:span text:style-name="T44"/></text:p>
        <text:p text:style-name="P5"><text:span text:style-name="T44"/></text:p>
        <text:p text:style-name="P5"><text:span text:style-name="T44"/></text:p>
        <text:p text:style-name="P5"><text:span text:style-name="T44"/></text:p>
      </text:section>
      <text:p text:style-name="P5"><text:span text:style-name="T44"/></text:p>
      <text:p text:style-name="P6"><text:span text:style-name="T46">Não foi possível simular um jogo em que o usuário humano ganhasse, apenas empatasse.</text:span></text:p>
      <text:p text:style-name="P6"/>
      <text:p text:style-name="P11"><text:span text:style-name="T4">4</text:span><text:span text:style-name="T1">. </text:span><text:span text:style-name="T4">Conclusões</text:span></text:p>
      <text:p text:style-name="P11"><text:span text:style-name="T1"/></text:p>
      <text:p text:style-name="P7"><text:tab/><text:span text:style-name="T47">Foi interessante aprender soluções de inteligência para resolução de problemas, tanto de otimização quanto de competição.</text:span></text:p>
      <text:p text:style-name="P7"><text:tab/><text:span text:style-name="T47">Na primeira atividade houve uma pequena dificuldade na hora de implementar a heurística.</text:span></text:p>
      <text:p text:style-name="P7"><text:tab/><text:span text:style-name="T47">A segunda foi interessante pois ficou impossível ganhar da máquina, afinal ela sempre dava um jeito de virar o jo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41:42.053938640</meta:creation-date>
    <dc:date>2017-09-05T01:14:45.908230843</dc:date>
    <meta:editing-duration>PT1H2M28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6" meta:paragraph-count="237" meta:word-count="1383" meta:character-count="8033" meta:non-whitespace-character-count="6068"/>
  </office:meta>
</office:document-meta>
</file>